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1cb1f" officeooo:paragraph-rsid="0001c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step is to create the data bases. This is done by applying the first data migration (initial_001 )</text:p>
      <text:p text:style-name="P1"/>
      <text:p text:style-name="P1"><text:s/>However, there are many advanced functionalities loaded at startup nterfering with this process because it requires the databases. For this to work, I had to remove all apps but lab and modify views.py and urls.py for not firing this. I have to find a way to initialize this in a script somehow.</text:p>
      <text:p text:style-name="P1"/>
      <text:p text:style-name="P1">Once the migrations are done, the populate_initial_database can be run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23:07:32.083000000</meta:creation-date>
    <dc:date>2025-01-09T23:12:13.018000000</dc:date>
    <meta:editing-duration>PT4M42S</meta:editing-duration>
    <meta:editing-cycles>1</meta:editing-cycles>
    <meta:document-statistic meta:table-count="0" meta:image-count="0" meta:object-count="0" meta:page-count="1" meta:paragraph-count="3" meta:word-count="81" meta:character-count="471" meta:non-whitespace-character-count="392"/>
    <meta:generator>LibreOffice/24.8.4.2$Windows_X86_64 LibreOffice_project/bb3cfa12c7b1bf994ecc5649a80400d06cd71002</meta:generator>
  </office:meta>
</office:document-meta>
</file>